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line-through-style="solid"/>
    </style:style>
    <style:style style:name="ce4" style:family="table-cell" style:parent-style-name="Percent" style:data-style-name="N13"/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30.1889583333333cm"/>
    </style:style>
    <style:style style:name="co3" style:family="table-column">
      <style:table-column-properties fo:break-before="auto" style:column-width="2.91041666666667cm" style:use-optimal-column-width="true"/>
    </style:style>
    <style:style style:name="co4" style:family="table-column">
      <style:table-column-properties fo:break-before="auto" style:column-width="5.318125cm" style:use-optimal-column-width="true"/>
    </style:style>
    <style:style style:name="co5" style:family="table-column">
      <style:table-column-properties fo:break-before="auto" style:column-width="2.06375cm" style:use-optimal-column-width="true"/>
    </style:style>
    <style:style style:name="co6" style:family="table-column">
      <style:table-column-properties fo:break-before="auto" style:column-width="15.1870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0.687916666666667cm"/>
    </style:style>
    <style:style style:name="co9" style:family="table-column">
      <style:table-column-properties fo:break-before="auto" style:column-width="29.63333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3.54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3.75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Parsing_&amp;_Structu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/Difficulty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Mutable variables are defined with 'var {variable} (: type) = expr'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Immutable variables are defined with 'val {value} (:type) = expr'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Public modifier not allowed for mutable fields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et required default access levels: Field = private, method = public, class/record = internal, trait = public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percentage" office:value="0.75" table:style-name="ce4">
            <text:p>75%</text:p>
          </table:table-cell>
          <table:table-cell office:value-type="string" table:style-name="ce1">
            <text:p>Not implemented for un-implemented types (record, mixin, trait)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Tuple assignment at class level (e.g. 'val (a, b) = tuple')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isallow empty parameter methods (must be readonly property)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Still debating whether this useful, or if it should even happen. Lots of core CLR methods use methods with no parameters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hange property declaration to Fireball spec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See Language notes / specification for details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3">
            <text:p>Implement default constructors for classes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percentage" office:value="1" table:style-name="ce4">
            <text:p>100%</text:p>
          </table:table-cell>
          <table:table-cell office:value-type="string" table:style-name="ce1">
            <text:p>All parameters get implemented as readonly private fields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mplement default constructors for record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All parameters get implemented as public read/write properties (Pascal cased)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Reintroduce the 'new' keyword for creating new instances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Default constructor propertly handles default literal value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Implement access modifiers on default constructors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Remove null value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percentage" office:value="0.75" table:style-name="ce4">
            <text:p>75%</text:p>
          </table:table-cell>
          <table:table-cell office:value-type="string" table:style-name="ce1">
            <text:p>This will potentially break other parts of the compiler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Implement newline handling / parser specification for newline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office:value-type="percentage" office:value="1" table:style-name="ce4">
            <text:p>100%</text:p>
          </table:table-cell>
          <table:table-cell office:value-type="string" table:style-name="ce1">
            <text:p>Latest test seems pretty crazy, and works just fine, so I'm marking this done for now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Change match '|' operator and exception '|' operator to new keyword "case"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percentage" office:value="0.5" table:style-name="ce4">
            <text:p>50%</text:p>
          </table:table-cell>
          <table:table-cell table:number-columns-repeated="16379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Extend 'using' statements to be allowed anywhere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High</text:p>
          </table:table-cell>
          <table:table-cell office:value-type="percentage" office:value="0.95" table:style-name="ce4">
            <text:p>95%</text:p>
          </table:table-cell>
          <table:table-cell office:value-type="string" table:style-name="ce5">
            <text:p>Probably will have to setup some sort of alias (compiler generated), which gets scoped</text:p>
            <text:p>to where the 'using' statement is specified. There might be a better way but this is my</text:p>
            <text:p>current plan.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Implement generic 'environment sensitive' keywords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Like 'as' in match statement, 'get'/'set' in property definition, 'add'/'remove' in event, etc.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Remove numeric postfix operators '++' and '--'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hange '++' macro to be useful for any ICollection / ICollection[T]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Depends on task #18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hange tuple type declaration to be parathesis style, not union style (i.e. using '(Type1, Type2, …)' instead of 'Type1 * Type2, …'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Rename all namespaces to 'Fireball.Compiler'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Will probably break lots of shit. Might require multiple revs / other task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Update to Fireball Keywords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Moderate</text:p>
          </table:table-cell>
          <table:table-cell office:value-type="percentage" office:value="0.45" table:style-name="ce4">
            <text:p>45%</text:p>
          </table:table-cell>
          <table:table-cell office:value-type="string" table:style-name="ce1">
            <text:p>Several keywords have been implemented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VarParms (vardef) should be triggered by ellipsis instead of the keyword "params"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Change <text:s/>'where' clause for type bounds to be integrated into generic type brackets […]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dd support for parsing MatchCases into PartialFunction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dd optional space instead of dot for accessing class/trait/module/variant/mixin membe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3">
            <text:p>Add support for arbitrary class level expressions (assignments become class members, other expressions get shuffled into the constructor)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office:value-type="percentage" office:value="1" table:style-name="ce4">
            <text:p>100%</text:p>
          </table:table-cell>
          <table:table-cell office:value-type="string" table:style-name="ce1">
            <text:p>Not thoroughly tested, but working for several test cases</text:p>
          </table:table-cell>
          <table:table-cell table:number-columns-repeated="16378"/>
        </table:table-row>
        <table:table-row table:style-name="ro3">
          <table:table-cell office:value-type="float" office:value="28" table:style-name="ce1">
            <text:p>28</text:p>
          </table:table-cell>
          <table:table-cell office:value-type="string" table:style-name="ce5">
            <text:p>Add check for assignments through try/catch. Basically a try/catch which assigns a variable should require that the variable is actually an option[T], not T, since the assignment can break</text:p>
            <text:p>if there is an exception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ouble check try/catch as an assignment expression.</text:p>
          </table:table-cell>
          <table:table-cell table:number-columns-repeated="2" table:style-name="ce1"/>
          <table:table-cell table:style-name="ce4"/>
          <table:table-cell table:number-columns-repeated="16379" table:style-name="ce1"/>
        </table:table-row>
        <table:table-row table:number-rows-repeated="2"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number-rows-repeated="42" table:style-name="ro1">
          <table:table-cell table:number-columns-repeated="4"/>
          <table:table-cell table:style-name="ce4"/>
          <table:table-cell table:number-columns-repeated="16379"/>
        </table:table-row>
        <table:table-row table:number-rows-repeated="1048502" table:style-name="ro1">
          <table:table-cell table:number-columns-repeated="16384"/>
        </table:table-row>
      </table:table>
      <table:table table:name="Types_&amp;_Internals" table:style-name="ta2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6378" table:default-cell-style-name="ce1"/>
        <table:table-row table:style-name="ro1">
          <table:table-cell/>
          <table:table-cell office:value-type="string" table:style-name="ce2">
            <text:p>Task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/Difficulty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Record type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High</text:p>
          </table:table-cell>
          <table:table-cell office:value-type="percentage" office:value="0.5" table:style-name="ce4">
            <text:p>50%</text:p>
          </table:table-cell>
          <table:table-cell office:value-type="string" table:style-name="ce1">
            <text:p>Needs fixi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Trait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office:value-type="percentage" office:value="0.4" table:style-name="ce4">
            <text:p>40%</text:p>
          </table:table-cell>
          <table:table-cell office:value-type="string" table:style-name="ce1">
            <text:p>See language specification for more detail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Mixins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Extensiv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andle non-literal default value argument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Moderate</text:p>
          </table:table-cell>
          <table:table-cell office:value-type="percentage" office:value="0.75" table:style-name="ce4">
            <text:p>75%</text:p>
          </table:table-cell>
          <table:table-cell office:value-type="string" table:style-name="ce1">
            <text:p>Currently implemented using parameter subsets, needs to change to callsite tracking of named parameters and private static readonly fields for default valu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3">
            <text:p>Type inference for fields defined at class level initialized to literal value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3">
            <text:p>Type inference for fields defined at class level initialized to non-literal values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4">
          <table:table-cell/>
          <table:table-cell office:value-type="string" table:style-name="ce1">
            <text:p>Inject all non-member code specified at class level into private ctor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5">
            <text:p>This ctor should have a special attribute that indicates it should be called by<text:s/></text:p>
            <text:p>all constructors that don't call an overloaded constructor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emove explicit enumerations and change variant type inheriting from numeric type to emit enumeration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mplement companion modules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mplement 'if' ('else if' / 'else') as a compiler level feature (not a macro)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emove useless, unplanned, not-supported macros from Macros library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High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llow modules to implement trait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Using some compiler trick to generate a private class which is exposed via a public property with the same name as the implemented interface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dd resolve / resolved for compile time parameter / field value resolution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Moderate</text:p>
          </table:table-cell>
          <table:table-cell office:value-type="percentage" office:value="0.65" table:style-name="ce4">
            <text:p>65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dd lower type bounds to type system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percentage" office:value="0.85" table:style-name="ce4">
            <text:p>85%</text:p>
          </table:table-cell>
          <table:table-cell office:value-type="string" table:style-name="ce1">
            <text:p>Still need to implement the metadata (attribute) and have the compiler pick it up on assembly load from referenced assembli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dd implicit classes (used for extension methods)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dd implicit conversions (used for call-site type conversion from A -&gt; B)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dd Numeric trait to Fireball internal library, and setup builtin conversions for primative numeric type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Fix 'typeof(SomeType[])' to work properly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/>
        </table:table-row>
        <table:table-row table:number-rows-repeated="13" table:style-name="ro1">
          <table:table-cell/>
          <table:table-cell table:number-columns-repeated="3" table:style-name="ce1"/>
          <table:table-cell table:style-name="ce4"/>
          <table:table-cell table:number-columns-repeated="16379"/>
        </table:table-row>
        <table:table-row table:number-rows-repeated="43" table:style-name="ro1">
          <table:table-cell table:number-columns-repeated="4"/>
          <table:table-cell table:style-name="ce4"/>
          <table:table-cell table:number-columns-repeated="16379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cf1" style:family="table-cell" style:data-style-name="N0">
      <style:table-cell-properties fo:background-color="#FFEB9C"/>
      <style:text-properties fo:color="#9C65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C6EFCE"/>
      <style:text-properties fo:color="#006100"/>
    </style:style>
    <style:style style:name="cf4" style:family="table-cell" style:data-style-name="N0">
      <style:table-cell-properties fo:background-color="#F4B084"/>
      <style:text-properties fo:color="#C65911"/>
    </style:style>
    <style:style style:name="cf5" style:family="table-cell" style:data-style-name="N0">
      <style:table-cell-properties fo:background-color="#FF7C80"/>
      <style:text-properties fo:color="#C0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hings that need to get done to get to language spec</dc:title>
    <meta:keyword>Bootstrapper;Compiler;Todo</meta:keyword>
    <meta:initial-creator>Kevin W. DiVincenzo</meta:initial-creator>
    <dc:creator>Kevin W. DiVincenzo</dc:creator>
    <meta:creation-date>2015-06-27T21:57:26Z</meta:creation-date>
    <dc:date>2015-10-28T07:10:58Z</dc:date>
  </office:meta>
</office:document-meta>
</file>